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Phone No</text:p>
          </table:table-cell>
          <table:table-cell office:value-type="string">
            <text:p>Email</text:p>
          </table:table-cell>
        </table:table-row>
        <table:table-row table:style-name="ro1">
          <table:table-cell office:value-type="string">
            <text:p>Jagadish</text:p>
          </table:table-cell>
          <table:table-cell office:value-type="float" office:value="9866151732">
            <text:p>9866151732</text:p>
          </table:table-cell>
          <table:table-cell office:value-type="string">
            <text:p>bathula.4@gmail.com</text:p>
          </table:table-cell>
        </table:table-row>
        <table:table-row table:style-name="ro2">
          <table:table-cell office:value-type="string">
            <text:p>venkat</text:p>
          </table:table-cell>
          <table:table-cell office:value-type="float" office:value="9963638369">
            <text:p>9963638369</text:p>
          </table:table-cell>
          <table:table-cell office:value-type="string">
            <text:p>venky541@gmail.com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24/01/2013</text:date>, <text:time>12:2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6:24:47</meta:creation-date>
    <dc:date>2013-01-24T12:25:34</dc:date>
    <meta:editing-duration>PT6M31S</meta:editing-duration>
    <meta:editing-cycles>8</meta:editing-cycles>
    <meta:generator>OpenOffice.org/3.4.1$Unix OpenOffice.org_project/341m1$Build-9593</meta:generator>
    <meta:document-statistic meta:table-count="2" meta:cell-count="9" meta:object-count="0"/>
  </office:meta>
</office:document-meta>
</file>